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sport KeepCool</text:p>
      <text:p text:style-name="P1"/>
      <text:p text:style-name="P2">Fonctionnalités :</text:p>
      <text:list xml:id="list1144866355601837901" text:style-name="L1">
        <text:list-item>
          <text:p text:style-name="P4">(Compte KeepCool / Identifiant unique (ex : ff#77998))</text:p>
        </text:list-item>
        <text:list-item>
          <text:p text:style-name="P4">Accès à une base de données regroupant toutes les machines Technogym du réseau KeepCool</text:p>
        </text:list-item>
        <text:list-item>
          <text:p text:style-name="P4">(Localiser sa salle, pour n'avoir accès qu'aux machines spécifiques à celle-ci)</text:p>
        </text:list-item>
        <text:list-item>
          <text:p text:style-name="P4">Possibilité de créer une ou plusieurs playlists de musculation.</text:p>
        </text:list-item>
        <text:list-item>
          <text:p text:style-name="P4">L'utilisateur peut sélectionner une à plusieurs machines dans chaque playlists.</text:p>
        </text:list-item>
        <text:list-item>
          <text:p text:style-name="P4">L'utilisateur peut attribuer un nom (défaut : nom de la machine), un nombre de séries, un nombre de répétition différent par série, un temps de récupération global par série (chronomètre intégré).</text:p>
        </text:list-item>
        <text:list-item>
          <text:p text:style-name="P4">Chaque machine peut disposer d'informations concernant son utilisation (gestion de la respiration, position du dos...). Possibilité de réserver ces données uniquement aux aspects sécuritaires.</text:p>
        </text:list-item>
        <text:list-item>
          <text:p text:style-name="P4">Lors du lancement d'une playlist, l'application donne à l'utilisateur l'ordre de ses machines, sa série actuelle avec le poids attribué, et le temps de récupération. (Possibilité de passer la récupération et de passer une machine / la reporter à plus tard / se voir attribuer une autre machine du même groupe musculaire si la machine est occupée).</text:p>
        </text:list-item>
        <text:list-item>
          <text:p text:style-name="P4">(Possibilité pour les coachs d'envoyer des playlists à des utilisateurs en utilisant leur identifiant.)</text:p>
        </text:list-item>
        <text:list-item>
          <text:p text:style-name="P4">(Possibilité pour l'utilisateur de donner un ressenti de la séance à la fin de celle-ci, visible par le coach de la salle.)</text:p>
        </text:list-item>
        <text:list-item>
          <text:p text:style-name="P4">(Possibilité pour le coach de consulter les fiches des clients, avec le nombre de passages à la salle, les commentaires de fin de séance.)</text:p>
        </text:list-item>
      </text:list>
      <text:p text:style-name="P2"/>
      <text:p text:style-name="P2">Suggestion :</text:p>
      <text:list xml:id="list1634141849975837181" text:style-name="L2">
        <text:list-item>
          <text:p text:style-name="P5">Rendre l'application unique à KeepCool, en intégrant un suivi des machines numériques (appareils à cardio avec mémoire de session).</text:p>
        </text:list-item>
        <text:list-item>
          <text:p text:style-name="P5">Ne pas donner d'informations concernant l'utilisation des machines, afin de ne pas diminuer le rôle des coachs.</text:p>
        </text:list-item>
      </text:list>
      <text:p text:style-name="P2"/>
      <text:p text:style-name="P2">Scénarios :</text:p>
      <text:list xml:id="list7708452035032493403" text:style-name="L3">
        <text:list-item>
          <text:p text:style-name="P6">L'utilisateur télécharge l'application. Il souhaite créer une liste d'exercices à faire sur les machines de sa salle de sport. Pour ce faire, il crée une playlist qu'il nomme « Jambes », puis il sélectionne les machines qu'il souhaite utiliser. Ici, il souhaite utiliser les machines « Leg Extension », « Leg Curl », « Leg Press ». Pour chacune de ces machines, il souhaite affecter un nom (pour représenter l'exercice, nom de la machine par défaut), un nombre de séries différentes, et un nombre de reps dégressif avec des poids progressifs. Le temps de récupération est unique à chaque machine, et sélectionnée par l'utilisateur.<text:line-break/>Ainsi, sa playlist « Jambes » se constitue de la machine « Leg Extension », nom par défaut, 4 séries, 15 15 12 12 répétitions, de poids 15-20-25-30kg, 1m de récupération ; de la machine « Leg Curl », nom par défaut, 5 séries, 20 15 15 12 12 répétitions, de poids 15-15-20-25-30kg, 1m de récupération ; de la machine « Leg Press », nom par défaut, 4 séries, 15 15 12 12 répétitions, de poids 70-80-90-100kg, 1m30 de récupération.<text:line-break/>Bonus : Il souhaite aussi varier ses exercices sur la machine « Leg Press », pour la faire avec une seule jambe. Il ajoute une 2éme fois la machine, et attribue les données relatives à la 'nouvelle' machine. Il obtient alors : « Leg Press », nom « Leg Press 1 J » 3 séries, 15 12 12 répétitions, de poids 40-50-60kg, 1m30 de récupé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2T08:08:40.66</meta:creation-date>
    <dc:date>2018-02-02T12:09:30.32</dc:date>
    <meta:editing-duration>PT3H29M30S</meta:editing-duration>
    <meta:editing-cycles>5</meta:editing-cycles>
    <meta:generator>OpenOffice/4.1.4$Win32 OpenOffice.org_project/414m5$Build-9788</meta:generator>
    <meta:document-statistic meta:table-count="0" meta:image-count="0" meta:object-count="0" meta:page-count="1" meta:paragraph-count="18" meta:word-count="532" meta:character-count="3183"/>
  </office:meta>
</office:document-meta>
</file>